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d5" officeooo:paragraph-rsid="001c55d5"/>
    </style:style>
    <style:style style:name="P2" style:family="paragraph" style:parent-style-name="Standard">
      <style:text-properties officeooo:rsid="001c57ea" officeooo:paragraph-rsid="001c57ea"/>
    </style:style>
    <style:style style:name="P3" style:family="paragraph" style:parent-style-name="Standard">
      <style:text-properties officeooo:rsid="001eb1b2" officeooo:paragraph-rsid="001eb1b2"/>
    </style:style>
    <style:style style:name="T1" style:family="text">
      <style:text-properties officeooo:rsid="001c57ea"/>
    </style:style>
    <style:style style:name="T2" style:family="text">
      <style:text-properties officeooo:rsid="002119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 Porgrammieren eine Spielebibliothek in Python <text:span text:style-name="T2">(Entwicklungsumgebung VisualStuiod Code)</text:span>. Wir haben uns Python ausgesucht, da es eine Programmiersprache <text:span text:style-name="T1">ist, die wenig Vorgaben gib mit Blick auf Strucktur (keine Klassen-Vorgabe oder komplizierte Syntax). Ebenfalls bietet Python diverse Bibliotheken zu verschiendensten Anwendungszwecken, darunter auch für Spiele mit Hilfe von “pygame”.</text:span></text:p>
      <text:p text:style-name="P2">Die Spielebibliothek ist ein Konstruiertes Beispiel um die in der Vorlesung vermittelten Konzepte einzubringen. Dabei sollen gleichzeitig verschiendenen Spielen, welche bereits online vorhanden sind die genauere Logik abnehmen, und die Entwecklung beschleunigen. </text:p>
      <text:p text:style-name="P2">Der Grundgedanke ist es eine Platfrom zu schaffen, welche vergleichsweise einfach um Spiele erweitert werden kann. Zu diesem Zweck soll das Menu, die Spieler, die Spiler Statistiken und die generelle Spielauführung von den hinzufügbaren Spielen getrennt sein. Am Ende ist das Ziel, nur die allgemeine Spiellogik und prinzipielle Darstellung zu implementieren. Das Spiel wird daraufhin als Objekt behandelt und hat selbst keinen Kontakt zu dem Code, mit welchem das Spiel gespielt wird.</text:p>
      <text:p text:style-name="P3">(Zusatz Idee)</text:p>
      <text:p text:style-name="P3">Eine Datenbank soll die Speicherung der Spielerdaten und deren Statistiken übernehmen. Um das ganze Porjekt als eine Lauffähige Instanz ausliefern zu können, soll das Spiel sowie die dafür nötigen Elemente per Docker aufsetzbar sei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7T21:53:19.393000000</dc:date>
    <meta:editing-duration>PT30M10S</meta:editing-duration>
    <meta:editing-cycles>7</meta:editing-cycles>
    <meta:generator>LibreOffice/7.4.2.3$Windows_X86_64 LibreOffice_project/382eef1f22670f7f4118c8c2dd222ec7ad009daf</meta:generator>
    <meta:document-statistic meta:table-count="0" meta:image-count="0" meta:object-count="0" meta:page-count="1" meta:paragraph-count="5" meta:word-count="188" meta:character-count="1383" meta:non-whitespace-character-count="1199"/>
  </office:meta>
</office:document-meta>
</file>